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2" style:family="paragraph" style:parent-style-name="Caption" style:master-page-name="MP0">
      <style:paragraph-properties style:page-number="auto"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</text:p>
      <text:h text:style-name="Heading_20_1" text:outline-level="1">Введение</text:h>
      <text:p text:style-name="Text_20_body"><text:span text:style-name="Основной_20_шрифт_20_абзаца"><text:span text:style-name="T1">Brainfuck</text:span></text:span> – это один из эзотерических языков программирования, язык-головоломка. Тем не менее, на нём вполне успешно пишут программы. Целью его создателя был тьюринг-полный язык с компилятором минимального размера. <text:span text:style-name="Основной_20_шрифт_20_абзаца"><text:span text:style-name="T1">Brainfuck</text:span></text:span>-машина состоит из ленты команд, исполнительного устройства и ячеек памяти.</text:p>
      <text:p text:style-name="Text_20_body">Синтаксис <text:span text:style-name="Основной_20_шрифт_20_абзаца"><text:span text:style-name="T1">Brainfuck</text:span></text:span> состоит из команд переключения активной ячейки, уменьшения-увеличения ее значения на единицу, чтения-записи и организации <text:span text:style-name="Основной_20_шрифт_20_абзаца"><text:span text:style-name="T1">while</text:span></text:span>-цикла. <text:span text:style-name="Основной_20_шрифт_20_абзаца"><text:span text:style-name="T1">Всего </text:span></text:span>команд <text:span text:style-name="Основной_20_шрифт_20_абзаца"><text:span text:style-name="T1">восемь.</text:span></text:span></text:p>
      <text:h text:style-name="Heading_20_1" text:outline-level="1">Цели и задачи:</text:h>
      <text:list xml:id="list4004024911" text:style-name="L1">
        <text:list-item>
          <text:p text:style-name="P3">Изучить возможность построения модели интерпретатора языка <text:span text:style-name="Основной_20_шрифт_20_абзаца"><text:span text:style-name="T1">Brainfuck</text:span></text:span>.</text:p>
        </text:list-item>
        <text:list-item>
          <text:p text:style-name="P3">Спроектировать аппаратную реализацию интерпретатора <text:span text:style-name="Основной_20_шрифт_20_абзаца"><text:span text:style-name="T1">Brainfuck</text:span></text:span> с расширяемой памятью.</text:p>
        </text:list-item>
        <text:list-item>
          <text:p text:style-name="P3">Реализовать интерпретатор языка <text:span text:style-name="Основной_20_шрифт_20_абзаца"><text:span text:style-name="T1">Brainfuck</text:span></text:span> на элементной базе симулятора <text:span text:style-name="Основной_20_шрифт_20_абзаца"><text:span text:style-name="T1">Logisim</text:span></text:span>.</text:p>
        </text:list-item>
      </text:list>
      <text:p text:style-name="Text_20_body"/>
      <text:h text:style-name="Heading_20_1" text:outline-level="1">Требования к реализации</text:h>
      <text:h text:style-name="Heading_20_2" text:outline-level="2">Процессор</text:h>
      <text:p text:style-name="Text_20_body">Процессор подключен ко всем элементам, т. е. к ленте команд, ячейкам памяти, клавиатуре и терминалу. У процессора имеется кнопка включения, при нажатии на которую он выполняет программу, записанную на ленте. Дойдя до конца программы, он возвращается в исходное состояние. В процессе работы процессор может выводить символы на терминал, проматывать ленту взад-вперед, читать, писать, модифицировать ячейки памяти и получать символы с клавиатуры. Если в клавиатуре нет символов, то процессор должен остановиться и ждать символа.</text:p>
      <text:h text:style-name="Heading_20_2" text:outline-level="2">Клавиатура</text:h>
      <text:p text:style-name="Text_20_body">В качестве клавиатуры мы используем стандартную клавиатуру <text:span text:style-name="Основной_20_шрифт_20_абзаца"><text:span text:style-name="T1">Logisim</text:span></text:span>. Она позволяет заранее написать в буфер последовательность клавиш и считывать их поодиночке. Когда в буфере нет символов, то клавиатура сообщает об этом при помощи отдельного контакта. Коды символов на клавиатуре 7-битные.</text:p>
      <text:h text:style-name="Heading_20_2" text:outline-level="2">Терминал</text:h>
      <text:p text:style-name="Text_20_body">В качестве терминала мы используем стандартный терминал <text:span text:style-name="Основной_20_шрифт_20_абзаца"><text:span text:style-name="T1">Logisim</text:span></text:span>. Для того, чтобы вывести символ, нужно сначала сформировать <text:span text:style-name="Основной_20_шрифт_20_абзаца"><text:span text:style-name="T1">ASCII</text:span></text:span> код символа, а потом послать тактовый сигнал. Коды символов в терминале 7-битные.</text:p>
      <text:h text:style-name="Heading_20_2" text:outline-level="2"><text:soft-page-break/>Ячейки памяти</text:h>
      <text:p text:style-name="Text_20_body">У <text:span text:style-name="Основной_20_шрифт_20_абзаца"><text:span text:style-name="T1">Brainfuck</text:span></text:span>-машины есть ячейки памяти, но при этом нет адресации. Вместо этого есть понятие активной ячейки и команды активации следующей и предыдущей. Соответственно, напрашивается идея дизайна ячейки в виде отдельной микросхемы под каждую ячейку, причем все микросхемы будут подключены к общей шине. По шине передаются команды и данные, но выполняет их только определённая ячейка.</text:p>
      <text:h text:style-name="Heading_20_2" text:outline-level="2">Лента команд</text:h>
      <text:p text:style-name="Text_20_body">Лента команд выдает закодированную текущую команду <text:span text:style-name="Основной_20_шрифт_20_абзаца"><text:span text:style-name="T1">Brainfuck</text:span></text:span> или специальную команду <text:span text:style-name="Основной_20_шрифт_20_абзаца"><text:span text:style-name="T1">END</text:span></text:span>. Также лента позволяет перейти к следующей или предыдущей команде. У ленты команд должен быть специальный вход, который отматывает ее на первую команду.</text:p>
      <text:p text:style-name="Text_20_body"/>
      <text:h text:style-name="Heading_20_1" text:outline-level="1">Перечень ресурсов для реализации</text:h>
      <text:list xml:id="list65196226" text:style-name="L2">
        <text:list-item>
          <text:p text:style-name="P4">Zoom – проведение конференций для обсуждения возникающих вопросов</text:p>
        </text:list-item>
        <text:list-item>
          <text:p text:style-name="P4">Github – система контроля версий</text:p>
        </text:list-item>
        <text:list-item>
          <text:p text:style-name="P4">Logisim – моделирование аппаратной реализации интерпретатора <text:span text:style-name="Основной_20_шрифт_20_абзаца"><text:span text:style-name="T1">Brainfuck</text:span></text:span></text:p>
        </text:list-item>
        <text:list-item>
          <text:p text:style-name="P4"><text:a xlink:type="simple" xlink:href="http://www.hevanet.com/cristofd/brainfuck/" office:target-frame-name="_top" xlink:show="replace" text:style-name="Internet_20_link" text:visited-style-name="Visited_20_Internet_20_Link"><text:span text:style-name="Гиперссылка">Сайт, посвященный программированию на </text:span></text:a><text:a xlink:type="simple" xlink:href="http://www.hevanet.com/cristofd/brainfuck/" office:target-frame-name="_top" xlink:show="replace" text:style-name="Internet_20_link" text:visited-style-name="Visited_20_Internet_20_Link"><text:span text:style-name="Гиперссылка"><text:span text:style-name="T1">Brainfuck</text:span></text:span></text:a></text:p>
        </text:list-item>
        <text:list-item>
          <text:p text:style-name="P4"><text:a xlink:type="simple" xlink:href="http://easyelectronics.ru/files/Book/digital-design-and-computer-architecture-russian-translation.pdf" text:style-name="Internet_20_link" text:visited-style-name="Visited_20_Internet_20_Link">Дэвид М. Харрис, Сара Л. Харрис. Цифровая схемо</text:a><text:bookmark-start text:name="_Hlt42091933"/><text:bookmark-start text:name="_Hlt42091932"/><text:a xlink:type="simple" xlink:href="http://easyelectronics.ru/files/Book/digital-design-and-computer-architecture-russian-translation.pdf" text:style-name="Internet_20_link" text:visited-style-name="Visited_20_Internet_20_Link">т</text:a><text:bookmark-end text:name="_Hlt42091933"/><text:bookmark-end text:name="_Hlt42091932"/><text:a xlink:type="simple" xlink:href="http://easyelectronics.ru/files/Book/digital-design-and-computer-architecture-russian-translation.pdf" text:style-name="Internet_20_link" text:visited-style-name="Visited_20_Internet_20_Link">ехника и архитектура компьютера</text:a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style:font-size-asian="18pt" style:font-size-complex="18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Heading" style:next-style-name="Text_20_body" style:class="extra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 LibreOffice_project/aecc05fe267cc68dde00352a451aa867b3b546ac</meta:generator>
    <meta:initial-creator>v</meta:initial-creator>
    <meta:creation-date>2020-05-29T14:30:00Z</meta:creation-date>
    <dc:date>2020-06-03T17:22:56.897000000</dc:date>
    <meta:print-date>2020-06-03T12:52:00Z</meta:print-date>
    <meta:editing-cycles>20</meta:editing-cycles>
    <meta:editing-duration>PT1H6M4S</meta:editing-duration>
    <meta:document-statistic meta:table-count="0" meta:image-count="0" meta:object-count="0" meta:page-count="2" meta:paragraph-count="25" meta:word-count="369" meta:character-count="2806" meta:non-whitespace-character-count="2466"/>
    <meta:template xlink:type="simple" xlink:actuate="onRequest" xlink:title="" xlink:href="Normal"/>
  </office:meta>
</office:document-meta>
</file>